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RK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Vd(V), Id=1mA</text:p>
          </table:table-cell>
          <table:table-cell/>
          <table:table-cell office:value-type="string" calcext:value-type="string">
            <text:p>Vd(V), Id=2mA</text:p>
          </table:table-cell>
          <table:table-cell/>
          <table:table-cell office:value-type="string" calcext:value-type="string">
            <text:p>Vd(V), Id=5mA</text:p>
          </table:table-cell>
          <table:table-cell/>
          <table:table-cell office:value-type="string" calcext:value-type="string">
            <text:p>n, Id=1mA</text:p>
          </table:table-cell>
          <table:table-cell/>
          <table:table-cell office:value-type="string" calcext:value-type="string">
            <text:p>n, Id=5mA</text:p>
          </table:table-cell>
          <table:table-cell/>
          <table:table-cell office:value-type="string" calcext:value-type="string">
            <text:p>slope, id=1mA</text:p>
          </table:table-cell>
          <table:table-cell office:value-type="string" calcext:value-type="string">
            <text:p>slope, Id=5mA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347" calcext:value-type="float">
            <text:p>3.47E-01</text:p>
          </table:table-cell>
          <table:table-cell office:value-type="string" calcext:value-type="string">
            <text:p>&amp;</text:p>
          </table:table-cell>
          <table:table-cell table:style-name="ce1" office:value-type="float" office:value="0.429" calcext:value-type="float">
            <text:p>4.29E-01</text:p>
          </table:table-cell>
          <table:table-cell office:value-type="string" calcext:value-type="string">
            <text:p>&amp;</text:p>
          </table:table-cell>
          <table:table-cell table:formula="of:=(11594.2)/([.M3]*(273+[.A3]))" office:value-type="float" office:value="2.95011806375443" calcext:value-type="float">
            <text:p>2.95011806375443</text:p>
          </table:table-cell>
          <table:table-cell office:value-type="string" calcext:value-type="string">
            <text:p>&amp;</text:p>
          </table:table-cell>
          <table:table-cell table:formula="of:=(11594.2)/([.N3]*(273+[.A3]))" office:value-type="float" office:value="4.02174214674215" calcext:value-type="float">
            <text:p>4.02174214674215</text:p>
          </table:table-cell>
          <table:table-cell office:value-type="string" calcext:value-type="string">
            <text:p>\\</text:p>
          </table:table-cell>
          <table:table-cell office:value-type="float" office:value="12.76" calcext:value-type="float">
            <text:p>12.76</text:p>
          </table:table-cell>
          <table:table-cell office:value-type="float" office:value="9.36" calcext:value-type="float">
            <text:p>9.36</text:p>
          </table:table-cell>
          <table:table-cell/>
          <table:table-cell office:value-type="float" office:value="2.951043893" calcext:value-type="float">
            <text:p>2.951043893</text:p>
          </table:table-cell>
          <table:table-cell office:value-type="float" office:value="4.034674802" calcext:value-type="float">
            <text:p>4.03467480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&amp;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&amp;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&amp;</text:p>
          </table:table-cell>
          <table:table-cell table:formula="of:=(11594.2)/([.M4]*(273+[.A4]))" office:value-type="float" office:value="2.83954427006799" calcext:value-type="float">
            <text:p>2.83954427006799</text:p>
          </table:table-cell>
          <table:table-cell office:value-type="string" calcext:value-type="string">
            <text:p>&amp;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\\</text:p>
          </table:table-cell>
          <table:table-cell office:value-type="float" office:value="12.84" calcext:value-type="float">
            <text:p>12.84</text:p>
          </table:table-cell>
          <table:table-cell office:value-type="float" office:value="9.13" calcext:value-type="float">
            <text:p>9.13</text:p>
          </table:table-cell>
          <table:table-cell/>
          <table:table-cell office:value-type="float" office:value="2.837776895" calcext:value-type="float">
            <text:p>2.837776895</text:p>
          </table:table-cell>
          <table:table-cell office:value-type="float" office:value="3.950136245" calcext:value-type="float">
            <text:p>3.95013624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&amp;</text:p>
          </table:table-cell>
          <table:table-cell office:value-type="float" office:value="0.293" calcext:value-type="float">
            <text:p>0.293</text:p>
          </table:table-cell>
          <table:table-cell office:value-type="string" calcext:value-type="string">
            <text:p>&amp;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&amp;</text:p>
          </table:table-cell>
          <table:table-cell table:formula="of:=(11594.2)/([.M5]*(273+[.A5]))" office:value-type="float" office:value="2.72537939334675" calcext:value-type="float">
            <text:p>2.72537939334675</text:p>
          </table:table-cell>
          <table:table-cell office:value-type="string" calcext:value-type="string">
            <text:p>&amp;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\\</text:p>
          </table:table-cell>
          <table:table-cell office:value-type="float" office:value="12.97" calcext:value-type="float">
            <text:p>12.97</text:p>
          </table:table-cell>
          <table:table-cell office:value-type="float" office:value="10.54" calcext:value-type="float">
            <text:p>10.54</text:p>
          </table:table-cell>
          <table:table-cell/>
          <table:table-cell office:value-type="float" office:value="2.727482991" calcext:value-type="float">
            <text:p>2.727482991</text:p>
          </table:table-cell>
          <table:table-cell office:value-type="float" office:value="3.894687039" calcext:value-type="float">
            <text:p>3.89468703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&amp;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&amp;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&amp;</text:p>
          </table:table-cell>
          <table:table-cell table:formula="of:=(11594.2)/([.M6]*(273+[.A6]))" office:value-type="float" office:value="2.62853385930309" calcext:value-type="float">
            <text:p>2.62853385930309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  <table:table-cell office:value-type="float" office:value="13.05" calcext:value-type="float">
            <text:p>13.05</text:p>
          </table:table-cell>
          <table:table-cell office:value-type="float" office:value="9.63" calcext:value-type="float">
            <text:p>9.63</text:p>
          </table:table-cell>
          <table:table-cell/>
          <table:table-cell office:value-type="float" office:value="2.608545661" calcext:value-type="float">
            <text:p>2.608545661</text:p>
          </table:table-cell>
          <table:table-cell office:value-type="float" office:value="3.813493656" calcext:value-type="float">
            <text:p>3.81349365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&amp;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&amp;</text:p>
          </table:table-cell>
          <table:table-cell table:formula="of:=(11594.2)/([.M7]*(273+[.A7]))" office:value-type="float" office:value="2.48446433010191" calcext:value-type="float">
            <text:p>2.48446433010191</text:p>
          </table:table-cell>
          <table:table-cell office:value-type="string" calcext:value-type="string">
            <text:p>&amp;</text:p>
          </table:table-cell>
          <table:table-cell table:formula="of:=(11594.2)/([.N7]*(273+[.A7]))" office:value-type="float" office:value="3.79893576586849" calcext:value-type="float">
            <text:p>3.79893576586849</text:p>
          </table:table-cell>
          <table:table-cell office:value-type="string" calcext:value-type="string">
            <text:p>\\</text:p>
          </table:table-cell>
          <table:table-cell office:value-type="float" office:value="13.41" calcext:value-type="float">
            <text:p>13.41</text:p>
          </table:table-cell>
          <table:table-cell office:value-type="float" office:value="8.77" calcext:value-type="float">
            <text:p>8.77</text:p>
          </table:table-cell>
          <table:table-cell/>
          <table:table-cell office:value-type="float" office:value="2.475235884" calcext:value-type="float">
            <text:p>2.475235884</text:p>
          </table:table-cell>
          <table:table-cell office:value-type="float" office:value="3.75822617" calcext:value-type="float">
            <text:p>3.75822617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Isc(A)</text:p>
          </table:table-cell>
          <table:table-cell/>
          <table:table-cell office:value-type="string" calcext:value-type="string">
            <text:p>Voc(V)</text:p>
          </table:table-cell>
          <table:table-cell/>
          <table:table-cell office:value-type="string" calcext:value-type="string">
            <text:p>Vmp(V)</text:p>
          </table:table-cell>
          <table:table-cell/>
          <table:table-cell office:value-type="string" calcext:value-type="string">
            <text:p>Imp(A)</text:p>
          </table:table-cell>
          <table:table-cell/>
          <table:table-cell office:value-type="string" calcext:value-type="string">
            <text:p>fill factor</text:p>
          </table:table-cell>
          <table:table-cell/>
          <table:table-cell office:value-type="string" calcext:value-type="string">
            <text:p>Vd(V), Id=1mA</text:p>
          </table:table-cell>
          <table:table-cell office:value-type="string" calcext:value-type="string">
            <text:p>Vd(V), Id=2mA</text:p>
          </table:table-cell>
          <table:table-cell office:value-type="string" calcext:value-type="string">
            <text:p>Vd(V), Id=5m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table:formula="of:=[.P10]-([.Q10]*[.R10])" office:value-type="float" office:value="0.00789738576" calcext:value-type="float">
            <text:p>0.00789738576</text:p>
          </table:table-cell>
          <table:table-cell office:value-type="string" calcext:value-type="string">
            <text:p>&amp;</text:p>
          </table:table-cell>
          <table:table-cell table:formula="of:=(-[.V10]/[.U10])" office:value-type="float" office:value="0.404646480872843" calcext:value-type="float">
            <text:p>0.404646480872843</text:p>
          </table:table-cell>
          <table:table-cell office:value-type="string" calcext:value-type="string">
            <text:p>&amp;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&amp;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&amp;</text:p>
          </table:table-cell>
          <table:table-cell table:formula="of:=([.G10]*[.I10])/([.C10]*[.E10])" office:value-type="float" office:value="0.490041248461412" calcext:value-type="float">
            <text:p>0.490041248461412</text:p>
          </table:table-cell>
          <table:table-cell office:value-type="string" calcext:value-type="string">
            <text:p>\\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" calcext:value-type="float">
            <text:p>0.3</text:p>
          </table:table-cell>
          <table:table-cell office:value-type="float" office:value="0.00788889" calcext:value-type="float">
            <text:p>0.00788889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010114" calcext:value-type="float">
            <text:p>-0.00101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3869" calcext:value-type="float">
            <text:p>0.3869</text:p>
          </table:table-cell>
          <table:table-cell office:value-type="float" office:value="-0.0563492" calcext:value-type="float">
            <text:p>-0.0563492</text:p>
          </table:table-cell>
          <table:table-cell table:formula="of:=[.S10]-([.T10]*[.U10])" office:value-type="float" office:value="0.02280150548" calcext:value-type="float">
            <text:p>0.022801505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table:formula="of:=[.P11]-([.Q11]*[.R11])" office:value-type="float" office:value="0.007903913184" calcext:value-type="float">
            <text:p>0.007903913184</text:p>
          </table:table-cell>
          <table:table-cell office:value-type="string" calcext:value-type="string">
            <text:p>&amp;</text:p>
          </table:table-cell>
          <table:table-cell table:formula="of:=(-[.V11]/[.U11])" office:value-type="float" office:value="0.3803212321687" calcext:value-type="float">
            <text:p>0.3803212321687</text:p>
          </table:table-cell>
          <table:table-cell office:value-type="string" calcext:value-type="string">
            <text:p>&amp;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&amp;</text:p>
          </table:table-cell>
          <table:table-cell office:value-type="float" office:value="0.0059" calcext:value-type="float">
            <text:p>0.0059</text:p>
          </table:table-cell>
          <table:table-cell office:value-type="string" calcext:value-type="string">
            <text:p>&amp;</text:p>
          </table:table-cell>
          <table:table-cell table:formula="of:=([.G11]*[.I11])/([.C11]*[.E11])" office:value-type="float" office:value="0.471053809742495" calcext:value-type="float">
            <text:p>0.471053809742495</text:p>
          </table:table-cell>
          <table:table-cell office:value-type="string" calcext:value-type="string">
            <text:p>\\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4" calcext:value-type="float">
            <text:p>0.3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00788889" calcext:value-type="float">
            <text:p>0.00788889</text:p>
          </table:table-cell>
          <table:table-cell office:value-type="float" office:value="0.0088" calcext:value-type="float">
            <text:p>0.0088</text:p>
          </table:table-cell>
          <table:table-cell office:value-type="float" office:value="-0.00170718" calcext:value-type="float">
            <text:p>-0.0017071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3674" calcext:value-type="float">
            <text:p>0.3674</text:p>
          </table:table-cell>
          <table:table-cell office:value-type="float" office:value="-0.058044" calcext:value-type="float">
            <text:p>-0.058044</text:p>
          </table:table-cell>
          <table:table-cell table:formula="of:=[.S11]-([.T11]*[.U11])" office:value-type="float" office:value="0.0220753656" calcext:value-type="float">
            <text:p>0.02207536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table:formula="of:=[.P12]-([.Q12]*[.R12])" office:value-type="float" office:value="0.00790547616" calcext:value-type="float">
            <text:p>0.00790547616</text:p>
          </table:table-cell>
          <table:table-cell office:value-type="string" calcext:value-type="string">
            <text:p>&amp;</text:p>
          </table:table-cell>
          <table:table-cell table:formula="of:=(-[.V12]/[.U12])" office:value-type="float" office:value="0.3573" calcext:value-type="float">
            <text:p>0.3573</text:p>
          </table:table-cell>
          <table:table-cell office:value-type="string" calcext:value-type="string">
            <text:p>&amp;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&amp;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&amp;</text:p>
          </table:table-cell>
          <table:table-cell table:formula="of:=([.G12]*[.I12])/([.C12]*[.E12])" office:value-type="float" office:value="0.443952480589019" calcext:value-type="float">
            <text:p>0.443952480589019</text:p>
          </table:table-cell>
          <table:table-cell office:value-type="string" calcext:value-type="string">
            <text:p>\\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7875" calcext:value-type="float">
            <text:p>0.007875</text:p>
          </table:table-cell>
          <table:table-cell office:value-type="float" office:value="0.0095238" calcext:value-type="float">
            <text:p>0.0095238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3435" calcext:value-type="float">
            <text:p>0.3435</text:p>
          </table:table-cell>
          <table:table-cell office:value-type="float" office:value="-0.05" calcext:value-type="float">
            <text:p>-0.05</text:p>
          </table:table-cell>
          <table:table-cell table:formula="of:=[.S12]-([.T12]*[.U12])" office:value-type="float" office:value="0.017865" calcext:value-type="float">
            <text:p>0.0178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table:formula="of:=[.P13]-([.Q13]*[.R13])" office:value-type="float" office:value="0.0079221418171988" calcext:value-type="float">
            <text:p>0.007922141817199</text:p>
          </table:table-cell>
          <table:table-cell office:value-type="string" calcext:value-type="string">
            <text:p>&amp;</text:p>
          </table:table-cell>
          <table:table-cell table:formula="of:=(-[.V13]/[.U13])" office:value-type="float" office:value="0.331221705426357" calcext:value-type="float">
            <text:p>0.331221705426357</text:p>
          </table:table-cell>
          <table:table-cell office:value-type="string" calcext:value-type="string">
            <text:p>&amp;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&amp;</text:p>
          </table:table-cell>
          <table:table-cell office:value-type="float" office:value="0.0056" calcext:value-type="float">
            <text:p>0.0056</text:p>
          </table:table-cell>
          <table:table-cell office:value-type="string" calcext:value-type="string">
            <text:p>&amp;</text:p>
          </table:table-cell>
          <table:table-cell table:formula="of:=([.G13]*[.I13])/([.C13]*[.E13])" office:value-type="float" office:value="0.426831655667207" calcext:value-type="float">
            <text:p>0.426831655667207</text:p>
          </table:table-cell>
          <table:table-cell office:value-type="string" calcext:value-type="string">
            <text:p>\\</text:p>
          </table:table-cell>
          <table:table-cell office:value-type="float" office:value="0.313" calcext:value-type="float">
            <text:p>0.313</text:p>
          </table:table-cell>
          <table:table-cell office:value-type="float" office:value="0.292" calcext:value-type="float">
            <text:p>0.292</text:p>
          </table:table-cell>
          <table:table-cell office:value-type="float" office:value="0.22" calcext:value-type="float">
            <text:p>0.22</text:p>
          </table:table-cell>
          <table:table-cell office:value-type="float" office:value="0.0078833" calcext:value-type="float">
            <text:p>0.0078833</text:p>
          </table:table-cell>
          <table:table-cell office:value-type="float" office:value="0.00929577" calcext:value-type="float">
            <text:p>0.00929577</text:p>
          </table:table-cell>
          <table:table-cell office:value-type="float" office:value="-0.00417844" calcext:value-type="float">
            <text:p>-0.0041784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3194" calcext:value-type="float">
            <text:p>0.3194</text:p>
          </table:table-cell>
          <table:table-cell office:value-type="float" office:value="-0.0516" calcext:value-type="float">
            <text:p>-0.0516</text:p>
          </table:table-cell>
          <table:table-cell table:formula="of:=[.S13]-([.T13]*[.U13])" office:value-type="float" office:value="0.01709104" calcext:value-type="float">
            <text:p>0.017091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table:formula="of:=[.P14]-([.Q14]*[.R14])" office:value-type="float" office:value="0.00793115288" calcext:value-type="float">
            <text:p>0.00793115288</text:p>
          </table:table-cell>
          <table:table-cell office:value-type="string" calcext:value-type="string">
            <text:p>&amp;</text:p>
          </table:table-cell>
          <table:table-cell table:formula="of:=(-[.V14]/[.U14])" office:value-type="float" office:value="0.300296106536546" calcext:value-type="float">
            <text:p>0.300296106536546</text:p>
          </table:table-cell>
          <table:table-cell office:value-type="string" calcext:value-type="string">
            <text:p>&amp;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&amp;</text:p>
          </table:table-cell>
          <table:table-cell table:formula="of:=([.G14]*[.I14])/([.C14]*[.E14])" office:value-type="float" office:value="0.408112824416999" calcext:value-type="float">
            <text:p>0.408112824416999</text:p>
          </table:table-cell>
          <table:table-cell office:value-type="string" calcext:value-type="string">
            <text:p>\\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7" calcext:value-type="float">
            <text:p>0.267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788651" calcext:value-type="float">
            <text:p>0.00788651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0558036" calcext:value-type="float">
            <text:p>-0.00558036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2944" calcext:value-type="float">
            <text:p>0.2944</text:p>
          </table:table-cell>
          <table:table-cell office:value-type="float" office:value="-0.09837" calcext:value-type="float">
            <text:p>-0.09837</text:p>
          </table:table-cell>
          <table:table-cell table:formula="of:=[.S14]-([.T14]*[.U14])" office:value-type="float" office:value="0.029540128" calcext:value-type="float">
            <text:p>0.02954012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1" office:value-type="float" office:value="0.290614983" calcext:value-type="float">
            <text:p>2.91E-01</text:p>
          </table:table-cell>
          <table:table-cell table:style-name="ce1"/>
          <table:table-cell table:style-name="ce2" office:value-type="string" calcext:value-type="string">
            <text:p><text:span text:style-name="T1">-6.91392410e+00</text:span></text:p>
          </table:table-cell>
          <table:table-cell table:style-name="ce2"/>
          <table:table-cell table:number-columns-repeated="2"/>
          <table:table-cell table:style-name="ce1" office:value-type="float" office:value="0.344139818" calcext:value-type="float">
            <text:p>3.44E-01</text:p>
          </table:table-cell>
          <table:table-cell table:style-name="ce1"/>
          <table:table-cell table:style-name="ce2" office:value-type="string" calcext:value-type="string">
            <text:p><text:span text:style-name="T1"> -6.23552442e+00 </text:span></text:p>
          </table:table-cell>
          <table:table-cell table:style-name="ce2"/>
          <table:table-cell table:number-columns-repeated="2"/>
          <table:table-cell table:style-name="ce1" office:value-type="float" office:value="0.427964919" calcext:value-type="float">
            <text:p>4.28E-01</text:p>
          </table:table-cell>
          <table:table-cell table:style-name="ce2" office:value-type="string" calcext:value-type="string">
            <text:p><text:span text:style-name="T1"> -5.31437545e+00 </text:span></text:p>
          </table:table-cell>
          <table:table-cell table:number-columns-repeated="8"/>
        </table:table-row>
        <table:table-row table:style-name="ro1">
          <table:table-cell table:style-name="ce1" office:value-type="float" office:value="0.299159321" calcext:value-type="float">
            <text:p>2.99E-01</text:p>
          </table:table-cell>
          <table:table-cell table:style-name="ce1"/>
          <table:table-cell table:style-name="ce1" office:value-type="float" office:value="-6.80483162" calcext:value-type="float">
            <text:p>-6.80E+00</text:p>
          </table:table-cell>
          <table:table-cell table:style-name="ce1"/>
          <table:table-cell table:number-columns-repeated="2"/>
          <table:table-cell office:value-type="string" calcext:value-type="string">
            <text:p><text:s/>3.47036835e-01 -6.19990095e+00 </text:p>
          </table:table-cell>
          <table:table-cell table:number-columns-repeated="5"/>
          <table:table-cell office:value-type="string" calcext:value-type="string">
            <text:p><text:s/>4.29730868e-01 -5.29777925e+00 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 office:value-type="float" office:value="0.349873447" calcext:value-type="float">
            <text:p>3.50E-01</text:p>
          </table:table-cell>
          <table:table-cell table:style-name="ce1"/>
          <table:table-cell table:style-name="ce2" office:value-type="string" calcext:value-type="string">
            <text:p><text:span text:style-name="T1">-6.16521548e+00 </text:span></text:p>
          </table:table-cell>
          <table:table-cell table:style-name="ce2"/>
          <table:table-cell table:number-columns-repeated="2"/>
          <table:table-cell table:style-name="ce1" office:value-type="float" office:value="0.431483398" calcext:value-type="float">
            <text:p>4.31E-01</text:p>
          </table:table-cell>
          <table:table-cell table:style-name="ce2" office:value-type="string" calcext:value-type="string">
            <text:p><text:span text:style-name="T1">-5.28142760e+00 </text:span></text:p>
          </table:table-cell>
          <table:table-cell table:number-columns-repeated="3"/>
          <table:table-cell office:value-type="string" calcext:value-type="string">
            <text:p>isc</text:p>
          </table:table-cell>
          <table:table-cell office:value-type="string" calcext:value-type="string">
            <text:p>voc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&amp;</text:p>
          </table:table-cell>
          <table:table-cell table:formula="of:=148.247/305.706" office:value-type="float" office:value="0.484933236508279" calcext:value-type="float">
            <text:p>0.484933236508279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formula="of:=([.C18]-[.C19])/([.A18]-[.A19])" office:value-type="float" office:value="12.7678095131536" calcext:value-type="float">
            <text:p>12.7678095131536</text:p>
          </table:table-cell>
          <table:table-cell table:number-columns-repeated="5"/>
          <table:table-cell table:formula="of:=([.I18]-[.I20])/([.G18]-[.G20])" office:value-type="float" office:value="12.2625548322015" calcext:value-type="float">
            <text:p>12.2625548322015</text:p>
          </table:table-cell>
          <table:table-cell table:number-columns-repeated="4"/>
          <table:table-cell table:formula="of:=([.N18]-[.N20])/([.M18]-[.M20])" office:value-type="float" office:value="9.36423096457291" calcext:value-type="float">
            <text:p>9.3642309645729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&amp;</text:p>
          </table:table-cell>
          <table:table-cell table:formula="of:=111.2/240" office:value-type="float" office:value="0.463333333333333" calcext:value-type="float">
            <text:p>0.463333333333333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8"/>
          <table:table-cell table:formula="of:=([.I19]-[.I21])/([.G19]-[.G21])" office:value-type="string" office:string-value="" calcext:value-type="error">
            <text:p>#VALUE!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&amp;</text:p>
          </table:table-cell>
          <table:table-cell table:formula="of:=132.226/304.254" office:value-type="float" office:value="0.434590835288936" calcext:value-type="float">
            <text:p>0.434590835288936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.262167098" calcext:value-type="float">
            <text:p>2.62E-01</text:p>
          </table:table-cell>
          <table:table-cell table:style-name="ce1"/>
          <table:table-cell table:style-name="ce1" office:value-type="float" office:value="-6.92966453" calcext:value-type="float">
            <text:p>-6.93E+00</text:p>
          </table:table-cell>
          <table:table-cell table:style-name="ce1"/>
          <table:table-cell table:number-columns-repeated="2"/>
          <table:table-cell table:style-name="ce1" office:value-type="float" office:value="0.319122123" calcext:value-type="float">
            <text:p>3.19E-01</text:p>
          </table:table-cell>
          <table:table-cell table:style-name="ce1"/>
          <table:table-cell table:style-name="ce1" office:value-type="float" office:value="-6.21022832" calcext:value-type="float">
            <text:p>-6.21E+00</text:p>
          </table:table-cell>
          <table:table-cell table:number-columns-repeated="2"/>
          <table:table-cell table:style-name="ce1" office:value-type="float" office:value="0.404816087" calcext:value-type="float">
            <text:p>4.05E-01</text:p>
          </table:table-cell>
          <table:table-cell table:style-name="ce1" office:value-type="float" office:value="-5.28800292" calcext:value-type="float">
            <text:p>-5.29E+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&amp;</text:p>
          </table:table-cell>
          <table:table-cell table:formula="of:=112.442/273.214" office:value-type="float" office:value="0.411552848682718" calcext:value-type="float">
            <text:p>0.411552848682718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.266528474" calcext:value-type="float">
            <text:p>2.67E-01</text:p>
          </table:table-cell>
          <table:table-cell table:style-name="ce1"/>
          <table:table-cell table:style-name="ce1" office:value-type="float" office:value="-6.87362901" calcext:value-type="float">
            <text:p>-6.87E+00</text:p>
          </table:table-cell>
          <table:table-cell table:style-name="ce1"/>
          <table:table-cell table:number-columns-repeated="2"/>
          <table:table-cell table:style-name="ce1" office:value-type="float" office:value="0.321997324" calcext:value-type="float">
            <text:p>3.22E-01</text:p>
          </table:table-cell>
          <table:table-cell table:style-name="ce1"/>
          <table:table-cell table:style-name="ce1" office:value-type="float" office:value="-6.17537452" calcext:value-type="float">
            <text:p>-6.18E+00</text:p>
          </table:table-cell>
          <table:table-cell table:number-columns-repeated="2"/>
          <table:table-cell table:style-name="ce1" office:value-type="float" office:value="0.406580275" calcext:value-type="float">
            <text:p>4.07E-01</text:p>
          </table:table-cell>
          <table:table-cell table:style-name="ce1" office:value-type="float" office:value="-5.27183178" calcext:value-type="float">
            <text:p>-5.27E+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&amp;</text:p>
          </table:table-cell>
          <table:table-cell table:formula="of:=136.18/355" office:value-type="float" office:value="0.383605633802817" calcext:value-type="float">
            <text:p>0.383605633802817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.270755031" calcext:value-type="float">
            <text:p>2.71E-01</text:p>
          </table:table-cell>
          <table:table-cell table:style-name="ce1"/>
          <table:table-cell table:style-name="ce1" office:value-type="float" office:value="-6.81933269" calcext:value-type="float">
            <text:p>-6.82E+00</text:p>
          </table:table-cell>
          <table:table-cell table:style-name="ce1"/>
          <table:table-cell table:number-columns-repeated="2"/>
          <table:table-cell table:style-name="ce1" office:value-type="float" office:value="0.324815041" calcext:value-type="float">
            <text:p>3.25E-01</text:p>
          </table:table-cell>
          <table:table-cell table:style-name="ce1"/>
          <table:table-cell table:style-name="ce1" office:value-type="float" office:value="-6.14142753" calcext:value-type="float">
            <text:p>-6.14E+00</text:p>
          </table:table-cell>
          <table:table-cell table:number-columns-repeated="2"/>
          <table:table-cell table:style-name="ce1" office:value-type="float" office:value="0.40833151" calcext:value-type="float">
            <text:p>4.08E-01</text:p>
          </table:table-cell>
          <table:table-cell table:style-name="ce1" office:value-type="float" office:value="-5.25589316" calcext:value-type="float">
            <text:p>-5.26E+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([.E24]-[.E26])/([.C24]-[.C26])" office:value-type="float" office:value="12.847310289915" calcext:value-type="float">
            <text:p>12.847310289915</text:p>
          </table:table-cell>
          <table:table-cell table:number-columns-repeated="9"/>
          <table:table-cell table:formula="of:=([.O24]-[.O26])/([.N24]-[.N26])" office:value-type="float" office:value="9.13396766192869" calcext:value-type="float">
            <text:p>9.13396766192869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([.E25]-[.E27])/([.C25]-[.C27])" office:value-type="float" office:value="-73.9918666247833" calcext:value-type="float">
            <text:p>-73.9918666247833</text:p>
          </table:table-cell>
          <table:table-cell table:number-columns-repeated="9"/>
          <table:table-cell table:formula="of:=([.O25]-[.O27])/([.N25]-[.N27])" office:value-type="float" office:value="-35.4316240302821" calcext:value-type="float">
            <text:p>-35.431624030282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.233827453" calcext:value-type="float">
            <text:p>2.34E-01</text:p>
          </table:table-cell>
          <table:table-cell table:style-name="ce1"/>
          <table:table-cell table:formula="of:=([.E26]-[.E28])/([.C26]-[.C28])" office:value-type="float" office:value="248.093391604543" calcext:value-type="float">
            <text:p>248.093391604543</text:p>
          </table:table-cell>
          <table:table-cell table:style-name="ce1"/>
          <table:table-cell table:number-columns-repeated="2"/>
          <table:table-cell table:style-name="ce1" office:value-type="float" office:value="0.291236483" calcext:value-type="float">
            <text:p>2.91E-01</text:p>
          </table:table-cell>
          <table:table-cell table:style-name="ce1"/>
          <table:table-cell table:style-name="ce1" office:value-type="float" office:value="-6.2208097" calcext:value-type="float">
            <text:p>-6.22E+00</text:p>
          </table:table-cell>
          <table:table-cell table:style-name="ce1"/>
          <table:table-cell/>
          <table:table-cell table:style-name="ce1" office:value-type="float" office:value="0.336642186" calcext:value-type="float">
            <text:p>3.37E-01</text:p>
          </table:table-cell>
          <table:table-cell table:formula="of:=([.O26]-[.O28])/([.N26]-[.N28])" office:value-type="float" office:value="73.900079056554" calcext:value-type="float">
            <text:p>73.90007905655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.238202775" calcext:value-type="float">
            <text:p>2.38E-01</text:p>
          </table:table-cell>
          <table:table-cell table:style-name="ce1"/>
          <table:table-cell table:formula="of:=([.E27]-[.E29])/([.C27]-[.C29])" office:value-type="float" office:value="1006.06698784265" calcext:value-type="float">
            <text:p>1006.06698784265</text:p>
          </table:table-cell>
          <table:table-cell table:style-name="ce1"/>
          <table:table-cell table:number-columns-repeated="2"/>
          <table:table-cell table:style-name="ce1" office:value-type="float" office:value="0.294146868" calcext:value-type="float">
            <text:p>2.94E-01</text:p>
          </table:table-cell>
          <table:table-cell table:style-name="ce1"/>
          <table:table-cell table:style-name="ce1" office:value-type="float" office:value="-6.1857625" calcext:value-type="float">
            <text:p>-6.19E+00</text:p>
          </table:table-cell>
          <table:table-cell table:style-name="ce1"/>
          <table:table-cell/>
          <table:table-cell table:style-name="ce1" office:value-type="float" office:value="0.338830511" calcext:value-type="float">
            <text:p>3.39E-01</text:p>
          </table:table-cell>
          <table:table-cell table:formula="of:=([.O27]-[.O29])/([.N27]-[.N29])" office:value-type="float" office:value="192.38857780773" calcext:value-type="float">
            <text:p>192.38857780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.242446604" calcext:value-type="float">
            <text:p>2.42E-01</text:p>
          </table:table-cell>
          <table:table-cell table:style-name="ce1"/>
          <table:table-cell table:formula="of:=([.E28]-[.E30])/([.C28]-[.C30])" office:value-type="float" office:value="4534.19929498064" calcext:value-type="float">
            <text:p>4534.19929498064</text:p>
          </table:table-cell>
          <table:table-cell table:style-name="ce1"/>
          <table:table-cell table:number-columns-repeated="2"/>
          <table:table-cell table:style-name="ce1" office:value-type="float" office:value="0.296999804" calcext:value-type="float">
            <text:p>2.97E-01</text:p>
          </table:table-cell>
          <table:table-cell table:style-name="ce1"/>
          <table:table-cell table:style-name="ce1" office:value-type="float" office:value="-6.15163238" calcext:value-type="float">
            <text:p>-6.15E+00</text:p>
          </table:table-cell>
          <table:table-cell table:style-name="ce1"/>
          <table:table-cell/>
          <table:table-cell table:style-name="ce1" office:value-type="float" office:value="0.340992477" calcext:value-type="float">
            <text:p>3.41E-01</text:p>
          </table:table-cell>
          <table:table-cell table:formula="of:=([.O28]-[.O30])/([.N28]-[.N30])" office:value-type="float" office:value="672.372157884011" calcext:value-type="float">
            <text:p>672.372157884011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([.E29]-[.E31])/([.C29]-[.C31])" office:value-type="float" office:value="497277.040786975" calcext:value-type="float">
            <text:p>497277.040786975</text:p>
          </table:table-cell>
          <table:table-cell table:number-columns-repeated="9"/>
          <table:table-cell table:formula="of:=([.O29]-[.O31])/([.N29]-[.N31])" office:value-type="float" office:value="137570.585238426" calcext:value-type="float">
            <text:p>137570.5852384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.21431928" calcext:value-type="float">
            <text:p>2.14E-01</text:p>
          </table:table-cell>
          <table:table-cell table:style-name="ce1"/>
          <table:table-cell table:formula="of:=([.E30]-[.E32])/([.C30]-[.C32])" office:value-type="float" office:value="-2083397.11323318" calcext:value-type="float">
            <text:p>-2083397.11323318</text:p>
          </table:table-cell>
          <table:table-cell table:style-name="ce1"/>
          <table:table-cell table:number-columns-repeated="2"/>
          <table:table-cell table:style-name="ce1" office:value-type="float" office:value="0.263437555" calcext:value-type="float">
            <text:p>2.63E-01</text:p>
          </table:table-cell>
          <table:table-cell table:style-name="ce1"/>
          <table:table-cell table:style-name="ce1" office:value-type="float" office:value="-6.2319453" calcext:value-type="float">
            <text:p>-6.23E+00</text:p>
          </table:table-cell>
          <table:table-cell table:style-name="ce1"/>
          <table:table-cell/>
          <table:table-cell table:style-name="ce1" office:value-type="float" office:value="0.332454075" calcext:value-type="float">
            <text:p>3.32E-01</text:p>
          </table:table-cell>
          <table:table-cell table:formula="of:=([.O30]-[.O32])/([.N30]-[.N32])" office:value-type="float" office:value="-405448.128786188" calcext:value-type="float">
            <text:p>-405448.1287861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.218449738" calcext:value-type="float">
            <text:p>2.18E-01</text:p>
          </table:table-cell>
          <table:table-cell table:style-name="ce1"/>
          <table:table-cell table:formula="of:=([.E31]-[.E33])/([.C31]-[.C33])" office:value-type="float" office:value="74231423.9537383" calcext:value-type="float">
            <text:p>74231423.9537383</text:p>
          </table:table-cell>
          <table:table-cell table:style-name="ce1"/>
          <table:table-cell table:number-columns-repeated="2"/>
          <table:table-cell table:style-name="ce1" office:value-type="float" office:value="0.266378311" calcext:value-type="float">
            <text:p>2.66E-01</text:p>
          </table:table-cell>
          <table:table-cell table:style-name="ce1"/>
          <table:table-cell table:style-name="ce1" office:value-type="float" office:value="-6.19666166" calcext:value-type="float">
            <text:p>-6.20E+00</text:p>
          </table:table-cell>
          <table:table-cell table:style-name="ce1"/>
          <table:table-cell/>
          <table:table-cell table:style-name="ce1" office:value-type="float" office:value="0.334424186" calcext:value-type="float">
            <text:p>3.34E-01</text:p>
          </table:table-cell>
          <table:table-cell table:formula="of:=([.O31]-[.O33])/([.N31]-[.N33])" office:value-type="float" office:value="47563993.9351733" calcext:value-type="float">
            <text:p>47563993.93517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.222464292" calcext:value-type="float">
            <text:p>2.22E-01</text:p>
          </table:table-cell>
          <table:table-cell table:style-name="ce1"/>
          <table:table-cell table:formula="of:=([.E32]-[.E34])/([.C32]-[.C34])" office:value-type="float" office:value="337533693.507801" calcext:value-type="float">
            <text:p>337533693.507801</text:p>
          </table:table-cell>
          <table:table-cell table:style-name="ce1"/>
          <table:table-cell table:number-columns-repeated="2"/>
          <table:table-cell table:style-name="ce1" office:value-type="float" office:value="0.269261859" calcext:value-type="float">
            <text:p>2.69E-01</text:p>
          </table:table-cell>
          <table:table-cell table:style-name="ce1"/>
          <table:table-cell table:style-name="ce1" office:value-type="float" office:value="-6.16230914" calcext:value-type="float">
            <text:p>-6.16E+00</text:p>
          </table:table-cell>
          <table:table-cell table:style-name="ce1"/>
          <table:table-cell/>
          <table:table-cell table:style-name="ce1" office:value-type="float" office:value="0.336376091" calcext:value-type="float">
            <text:p>3.36E-01</text:p>
          </table:table-cell>
          <table:table-cell table:formula="of:=([.O32]-[.O34])/([.N32]-[.N34])" office:value-type="float" office:value="141815171.675218" calcext:value-type="float">
            <text:p>141815171.67521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([.E33]-[.E35])/([.C33]-[.C35])" office:value-type="float" office:value="41696327841.019" calcext:value-type="float">
            <text:p>41696327841.019</text:p>
          </table:table-cell>
          <table:table-cell table:number-columns-repeated="9"/>
          <table:table-cell table:formula="of:=([.O33]-[.O35])/([.N33]-[.N35])" office:value-type="float" office:value="36262121267.2271" calcext:value-type="float">
            <text:p>36262121267.227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.182257483" calcext:value-type="float">
            <text:p>1.82E-01</text:p>
          </table:table-cell>
          <table:table-cell table:style-name="ce1"/>
          <table:table-cell table:formula="of:=([.E34]-[.E36])/([.C34]-[.C36])" office:value-type="float" office:value="-190533972702.98" calcext:value-type="float">
            <text:p>-190533972702.98</text:p>
          </table:table-cell>
          <table:table-cell table:style-name="ce1"/>
          <table:table-cell table:number-columns-repeated="2"/>
          <table:table-cell table:style-name="ce1" office:value-type="float" office:value="0.238779227" calcext:value-type="float">
            <text:p>2.39E-01</text:p>
          </table:table-cell>
          <table:table-cell table:style-name="ce1"/>
          <table:table-cell table:style-name="ce1" office:value-type="float" office:value="-6.20852278" calcext:value-type="float">
            <text:p>-6.21E+00</text:p>
          </table:table-cell>
          <table:table-cell table:style-name="ce1"/>
          <table:table-cell/>
          <table:table-cell table:style-name="ce1" office:value-type="float" office:value="0.328372268" calcext:value-type="float">
            <text:p>3.28E-01</text:p>
          </table:table-cell>
          <table:table-cell table:formula="of:=([.O34]-[.O36])/([.N34]-[.N36])" office:value-type="float" office:value="-108289288841.364" calcext:value-type="float">
            <text:p>-108289288841.3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.186505301" calcext:value-type="float">
            <text:p>1.87E-01</text:p>
          </table:table-cell>
          <table:table-cell table:style-name="ce1"/>
          <table:table-cell table:formula="of:=([.E35]-[.E37])/([.C35]-[.C37])" office:value-type="float" office:value="4747243343695.55" calcext:value-type="float">
            <text:p>4747243343695.55</text:p>
          </table:table-cell>
          <table:table-cell table:style-name="ce1"/>
          <table:table-cell table:number-columns-repeated="2"/>
          <table:table-cell table:style-name="ce1" office:value-type="float" office:value="0.241686682" calcext:value-type="float">
            <text:p>2.42E-01</text:p>
          </table:table-cell>
          <table:table-cell table:style-name="ce1"/>
          <table:table-cell table:style-name="ce1" office:value-type="float" office:value="-6.17388218" calcext:value-type="float">
            <text:p>-6.17E+00</text:p>
          </table:table-cell>
          <table:table-cell table:style-name="ce1"/>
          <table:table-cell/>
          <table:table-cell table:style-name="ce1" office:value-type="float" office:value="0.330177466" calcext:value-type="float">
            <text:p>3.30E-01</text:p>
          </table:table-cell>
          <table:table-cell table:formula="of:=([.O35]-[.O37])/([.N35]-[.N37])" office:value-type="float" office:value="13547414031149.8" calcext:value-type="float">
            <text:p>13547414031149.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.190634918" calcext:value-type="float">
            <text:p>1.91E-01</text:p>
          </table:table-cell>
          <table:table-cell table:style-name="ce1"/>
          <table:table-cell table:formula="of:=([.E36]-[.E38])/([.C36]-[.C38])" office:value-type="float" office:value="25230097968392.5" calcext:value-type="float">
            <text:p>25230097968392.5</text:p>
          </table:table-cell>
          <table:table-cell table:style-name="ce1"/>
          <table:table-cell table:number-columns-repeated="2"/>
          <table:table-cell table:style-name="ce1" office:value-type="float" office:value="0.244540044" calcext:value-type="float">
            <text:p>2.45E-01</text:p>
          </table:table-cell>
          <table:table-cell table:style-name="ce1"/>
          <table:table-cell table:style-name="ce1" office:value-type="float" office:value="-6.14015039" calcext:value-type="float">
            <text:p>-6.14E+00</text:p>
          </table:table-cell>
          <table:table-cell table:style-name="ce1"/>
          <table:table-cell/>
          <table:table-cell table:style-name="ce1" office:value-type="float" office:value="0.331969727" calcext:value-type="float">
            <text:p>3.32E-01</text:p>
          </table:table-cell>
          <table:table-cell table:formula="of:=([.O36]-[.O38])/([.N36]-[.N38])" office:value-type="float" office:value="40920878319062.9" calcext:value-type="float">
            <text:p>40920878319062.9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([.E37]-[.E39])/([.C37]-[.C39])" office:value-type="float" office:value="3034417090803509" calcext:value-type="float">
            <text:p>3034417090803509</text:p>
          </table:table-cell>
          <table:table-cell/>
          <table:table-cell table:formula="of:=([.G37]-[.G39])/([.E37]-[.E39])" office:value-type="float" office:value="-0" calcext:value-type="float">
            <text:p>0</text:p>
          </table:table-cell>
          <table:table-cell/>
          <table:table-cell table:formula="of:=([.I37]-[.I39])/([.G37]-[.G39])" office:value-type="string" office:string-value="" calcext:value-type="error">
            <text:p>#DIV/0!</text:p>
          </table:table-cell>
          <table:table-cell/>
          <table:table-cell table:formula="of:=([.K37]-[.K39])/([.I37]-[.I39])" office:value-type="float" office:value="11.8685231626" calcext:value-type="float">
            <text:p>11.8685231626</text:p>
          </table:table-cell>
          <table:table-cell/>
          <table:table-cell table:formula="of:=([.M37]-[.M39])/([.K37]-[.K39])" office:value-type="float" office:value="-0" calcext:value-type="float">
            <text:p>0</text:p>
          </table:table-cell>
          <table:table-cell table:formula="of:=([.N37]-[.N39])/([.M37]-[.M39])" office:value-type="string" office:string-value="" calcext:value-type="error">
            <text:p>#DIV/0!</text:p>
          </table:table-cell>
          <table:table-cell table:formula="of:=([.O37]-[.O39])/([.N37]-[.N39])" office:value-type="float" office:value="1.14050410603442E+016" calcext:value-type="float">
            <text:p>1.14050410603442E+0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2:17:25.383333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35:02.519319374</meta:creation-date>
    <dc:date>2018-10-01T13:10:27.218469594</dc:date>
    <meta:editing-duration>PT19H44M30S</meta:editing-duration>
    <meta:editing-cycles>6</meta:editing-cycles>
    <meta:generator>LibreOffice/6.0.3.2$Linux_X86_64 LibreOffice_project/00m0$Build-2</meta:generator>
    <meta:document-statistic meta:table-count="1" meta:cell-count="351" meta:object-count="0"/>
  </office:meta>
</office:document-meta>
</file>